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fa77a" officeooo:paragraph-rsid="000fa77a"/>
    </style:style>
    <style:style style:name="P2" style:family="paragraph" style:parent-style-name="Standard">
      <style:text-properties officeooo:rsid="000fa77a" officeooo:paragraph-rsid="0016a132"/>
    </style:style>
    <style:style style:name="P3" style:family="paragraph" style:parent-style-name="Standard">
      <style:text-properties officeooo:rsid="001574b6" officeooo:paragraph-rsid="001574b6"/>
    </style:style>
    <style:style style:name="P4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0fa77a" officeooo:paragraph-rsid="0016a132"/>
    </style:style>
    <style:style style:name="P5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1574b6" officeooo:paragraph-rsid="0016a132"/>
    </style:style>
    <style:style style:name="P6" style:family="paragraph" style:parent-style-name="Standard">
      <style:text-properties officeooo:rsid="00186f08" officeooo:paragraph-rsid="00186f08"/>
    </style:style>
    <style:style style:name="P7" style:family="paragraph" style:parent-style-name="Standard">
      <style:text-properties officeooo:rsid="001a3b9b" officeooo:paragraph-rsid="001a3b9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59ce0"/>
    </style:style>
    <style:style style:name="T3" style:family="text">
      <style:text-properties officeooo:rsid="0016a132"/>
    </style:style>
    <style:style style:name="T4" style:family="text">
      <style:text-properties officeooo:rsid="00176b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;<text:span text:style-name="T4">Runs on rexter in input give 1234 and enter</text:span></text:p>
      <text:p text:style-name="P6"/>
      <text:p text:style-name="P6">Enter BCD no : 1234 </text:p>
      <text:p text:style-name="P6"/>
      <text:p text:style-name="P6">Hexadecimal no. is : 04D2</text:p>
      <text:p text:style-name="P6"/>
      <text:p text:style-name="P7">section .data</text:p>
      <text:p text:style-name="P7"><text:tab/>msg1 db 0AH,"Enter BCD no : "</text:p>
      <text:p text:style-name="P7"><text:tab/>msg1len equ $-msg1</text:p>
      <text:p text:style-name="P7"><text:tab/>msg2 db 0AH,"Hexadecimal no. is : "</text:p>
      <text:p text:style-name="P7"><text:tab/>msg2len equ $-msg2</text:p>
      <text:p text:style-name="P7"><text:tab/>msg3 db 0AH,0AH</text:p>
      <text:p text:style-name="P7"><text:tab/>msg3len equ $-msg3</text:p>
      <text:p text:style-name="P7"><text:tab/>num dw 0</text:p>
      <text:p text:style-name="P7"><text:tab/>base dw 10</text:p>
      <text:p text:style-name="P7"/>
      <text:p text:style-name="P7">section .bss</text:p>
      <text:p text:style-name="P7"><text:tab/>temp:resb 5</text:p>
      <text:p text:style-name="P7"><text:tab/>templen:resb 1</text:p>
      <text:p text:style-name="P7"><text:tab/>bcdno: resw 1</text:p>
      <text:p text:style-name="P7"><text:tab/>hexstr:resb 4</text:p>
      <text:p text:style-name="P7"><text:tab/>hexno:resw 1</text:p>
      <text:p text:style-name="P7"/>
      <text:p text:style-name="P7">section .text</text:p>
      <text:p text:style-name="P7">global _start</text:p>
      <text:p text:style-name="P7">_start:</text:p>
      <text:p text:style-name="P7"/>
      <text:p text:style-name="P7"><text:tab/>;"Display Enter BCD No."</text:p>
      <text:p text:style-name="P7"><text:tab/>mov rax,1</text:p>
      <text:p text:style-name="P7"><text:tab/>mov rdi,1</text:p>
      <text:p text:style-name="P7"><text:tab/>mov rsi,msg1</text:p>
      <text:p text:style-name="P7"><text:tab/>mov rdx,msg1len</text:p>
      <text:p text:style-name="P7"><text:tab/>syscall</text:p>
      <text:p text:style-name="P7">;-------------------------------------------BCD No. accepted--------------------------------------------</text:p>
      <text:p text:style-name="P7"><text:tab/>;Accept BCD No. as a string in temp</text:p>
      <text:p text:style-name="P7"><text:tab/>mov rax,0</text:p>
      <text:p text:style-name="P7"><text:tab/>mov rdi,0</text:p>
      <text:p text:style-name="P7"><text:tab/>mov rsi,temp</text:p>
      <text:p text:style-name="P7"><text:tab/>mov rdx,05</text:p>
      <text:p text:style-name="P7"><text:tab/>syscall</text:p>
      <text:p text:style-name="P7"/>
      <text:p text:style-name="P7"><text:tab/>dec al</text:p>
      <text:p text:style-name="P7"><text:tab/>mov [templen],al</text:p>
      <text:p text:style-name="P7"/>
      <text:p text:style-name="P7">;--------------------------------BCD string(ASCII) to number conversion (DECIMAL)-----------------------------</text:p>
      <text:p text:style-name="P7"><text:tab/>mov cl,[templen]</text:p>
      <text:p text:style-name="P7"><text:tab/>mov esi,temp</text:p>
      <text:p text:style-name="P7"><text:tab/>mov ax,0</text:p>
      <text:p text:style-name="P7"><text:soft-page-break/>loop1:</text:p>
      <text:p text:style-name="P7"><text:tab/>mov bl,[esi]</text:p>
      <text:p text:style-name="P7"><text:tab/>sub bl,30H</text:p>
      <text:p text:style-name="P7"><text:tab/>shl ax,4<text:tab/><text:tab/>;mul dx</text:p>
      <text:p text:style-name="P7"><text:tab/>mov bh,0<text:tab/><text:tab/>;movzx bx,bl</text:p>
      <text:p text:style-name="P7"><text:tab/>add ax,bx</text:p>
      <text:p text:style-name="P7"><text:tab/>inc esi</text:p>
      <text:p text:style-name="P7"><text:tab/>dec cl</text:p>
      <text:p text:style-name="P7"><text:tab/>jnz loop1</text:p>
      <text:p text:style-name="P7"><text:tab/>mov [bcdno],ax<text:tab/></text:p>
      <text:p text:style-name="P7"><text:tab/><text:tab/><text:tab/><text:tab/>;The final string converted to number is stored in ax</text:p>
      <text:p text:style-name="P7">;------------------------------------------B.C.D to hexadecimal-------------------------------------------</text:p>
      <text:p text:style-name="P7"/>
      <text:p text:style-name="P7"><text:tab/>mov bx,0F000H</text:p>
      <text:p text:style-name="P7"><text:tab/>mov ch,04</text:p>
      <text:p text:style-name="P7"><text:tab/>mov cl,12</text:p>
      <text:p text:style-name="P7">loop2:</text:p>
      <text:p text:style-name="P7"><text:tab/>mov ax,[num]<text:tab/><text:tab/><text:tab/>;these two statements should be before dx statements</text:p>
      <text:p text:style-name="P7"><text:tab/>mul WORD[base]</text:p>
      <text:p text:style-name="P7"><text:tab/>mov dx,[bcdno]</text:p>
      <text:p text:style-name="P7"><text:tab/>and dx,bx</text:p>
      <text:p text:style-name="P7"><text:tab/>shr dx,cl</text:p>
      <text:p text:style-name="P7"><text:tab/>add ax,dx</text:p>
      <text:p text:style-name="P7"><text:tab/>mov [num],ax</text:p>
      <text:p text:style-name="P7"><text:tab/>shr bx,04</text:p>
      <text:p text:style-name="P7"><text:tab/>sub cl,04</text:p>
      <text:p text:style-name="P7"><text:tab/>dec ch</text:p>
      <text:p text:style-name="P7"><text:tab/>jnz loop2</text:p>
      <text:p text:style-name="P7"><text:tab/>mov [hexno],ax</text:p>
      <text:p text:style-name="P7">;----------------------------------------Convert Hexadecimal No. to string (ASCII)------------------------------------</text:p>
      <text:p text:style-name="P7"/>
      <text:p text:style-name="P7"><text:tab/>mov cl,12</text:p>
      <text:p text:style-name="P7"><text:tab/>mov ch,04</text:p>
      <text:p text:style-name="P7"><text:tab/>mov bx,0F000H</text:p>
      <text:p text:style-name="P7"><text:tab/>mov esi,hexstr</text:p>
      <text:p text:style-name="P7">loop3:</text:p>
      <text:p text:style-name="P7"><text:tab/>mov ax,[hexno]</text:p>
      <text:p text:style-name="P7"><text:tab/>and ax,bx</text:p>
      <text:p text:style-name="P7"><text:tab/>shr ax,cl</text:p>
      <text:p text:style-name="P7"><text:tab/>cmp al,09</text:p>
      <text:p text:style-name="P7"><text:tab/>ja add37</text:p>
      <text:p text:style-name="P7"/>
      <text:p text:style-name="P7"><text:tab/>add al,30H</text:p>
      <text:p text:style-name="P7"><text:tab/>jmp store</text:p>
      <text:p text:style-name="P7">add37:<text:tab/><text:tab/><text:tab/><text:tab/>;letters A-F i.e 10-15</text:p>
      <text:p text:style-name="P7"><text:tab/>add al,37H</text:p>
      <text:p text:style-name="P7">store:</text:p>
      <text:p text:style-name="P7"><text:tab/>mov [esi],al</text:p>
      <text:p text:style-name="P7"><text:soft-page-break/><text:tab/>sub cl,04</text:p>
      <text:p text:style-name="P7"><text:tab/>shr bx,04</text:p>
      <text:p text:style-name="P7"><text:tab/>inc esi</text:p>
      <text:p text:style-name="P7"><text:tab/>dec ch</text:p>
      <text:p text:style-name="P7"><text:tab/>jnz loop3</text:p>
      <text:p text:style-name="P7">;----------------------------------------Display Hexadecimal No.-------------------------------------------------</text:p>
      <text:p text:style-name="P7"/>
      <text:p text:style-name="P7"><text:tab/>;"Display msg2"</text:p>
      <text:p text:style-name="P7"><text:tab/>mov rax,1</text:p>
      <text:p text:style-name="P7"><text:tab/>mov rdi,1</text:p>
      <text:p text:style-name="P7"><text:tab/>mov rsi,msg2</text:p>
      <text:p text:style-name="P7"><text:tab/>mov rdx,msg2len</text:p>
      <text:p text:style-name="P7"><text:tab/>syscall</text:p>
      <text:p text:style-name="P7"/>
      <text:p text:style-name="P7"><text:tab/>mov rax,1</text:p>
      <text:p text:style-name="P7"><text:tab/>mov rdi,1</text:p>
      <text:p text:style-name="P7"><text:tab/>mov rsi,hexstr</text:p>
      <text:p text:style-name="P7"><text:tab/>mov rdx,04</text:p>
      <text:p text:style-name="P7"><text:tab/>syscall</text:p>
      <text:p text:style-name="P7"/>
      <text:p text:style-name="P7"><text:tab/>;"Display msg3"</text:p>
      <text:p text:style-name="P7"><text:tab/>mov rax,1</text:p>
      <text:p text:style-name="P7"><text:tab/>mov rdi,1</text:p>
      <text:p text:style-name="P7"><text:tab/>mov rsi,msg3</text:p>
      <text:p text:style-name="P7"><text:tab/>mov rdx,msg3len</text:p>
      <text:p text:style-name="P7"><text:tab/>syscall</text:p>
      <text:p text:style-name="P7">;----------------------------------------Display Hexadecimal No. ends--------------------------------------------</text:p>
      <text:p text:style-name="P7"><text:tab/>;syscall</text:p>
      <text:p text:style-name="P7"><text:tab/>mov rax,60</text:p>
      <text:p text:style-name="P7"><text:tab/>mov rdx,0</text:p>
      <text:p text:style-name="P7"><text:tab/>syscall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4:34:05.126482911</meta:creation-date>
    <dc:date>2017-03-24T15:17:11.303396224</dc:date>
    <meta:editing-duration>PT15M17S</meta:editing-duration>
    <meta:editing-cycles>9</meta:editing-cycles>
    <meta:generator>LibreOffice/5.1.3.2$Linux_X86_64 LibreOffice_project/10$Build-2</meta:generator>
    <meta:document-statistic meta:table-count="0" meta:image-count="0" meta:object-count="0" meta:page-count="3" meta:paragraph-count="113" meta:word-count="294" meta:character-count="2158" meta:non-whitespace-character-count="1877"/>
  </office:meta>
</office:document-meta>
</file>